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ai Banna SIL" svg:font-family="'Dai Banna SIL'" style:font-pitch="variable"/>
    <style:font-face style:name="Dai Banna SIL Light" svg:font-family="'Dai Banna SIL Light'" style:font-pitch="variable"/>
    <style:font-face style:name="Dai Banna SIL Light1" svg:font-family="'Dai Banna SIL Light'" style:font-adornments="Light" style:font-pitch="variable"/>
    <style:font-face style:name="Dai Banna SIL Medium" svg:font-family="'Dai Banna SIL Medium'" style:font-pitch="variable"/>
    <style:font-face style:name="Dai Banna SIL SemiBold" svg:font-family="'Dai Banna SIL Semi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ai Banna SIL Medium" officeooo:paragraph-rsid="00124c1b" style:font-name-complex="Dai Banna SIL Medium"/>
    </style:style>
    <style:style style:name="P2" style:family="paragraph" style:parent-style-name="Standard">
      <style:text-properties style:font-name="Dai Banna SIL Medium" officeooo:paragraph-rsid="00124c1b" style:font-name-complex="Dai Banna SIL"/>
    </style:style>
    <style:style style:name="P3" style:family="paragraph" style:parent-style-name="Standard">
      <style:text-properties style:font-name="Dai Banna SIL Medium" officeooo:paragraph-rsid="00124c1b" style:font-name-complex="Dai Banna SIL SemiBold"/>
    </style:style>
    <style:style style:name="P4" style:family="paragraph" style:parent-style-name="Standard">
      <style:text-properties style:font-name="Dai Banna SIL Medium" fo:font-weight="bold" officeooo:paragraph-rsid="00124c1b" style:font-weight-asian="bold" style:font-name-complex="Dai Banna SIL" style:font-weight-complex="bold"/>
    </style:style>
    <style:style style:name="P5" style:family="paragraph" style:parent-style-name="Standard">
      <style:text-properties style:font-name="Dai Banna SIL Medium" fo:font-style="italic" officeooo:paragraph-rsid="00124c1b" style:font-style-asian="italic" style:font-name-complex="Dai Banna SIL" style:font-style-complex="italic"/>
    </style:style>
    <style:style style:name="P6" style:family="paragraph" style:parent-style-name="Standard">
      <style:text-properties style:font-name="Dai Banna SIL Medium" fo:font-style="italic" officeooo:paragraph-rsid="00124c1b" style:font-style-asian="italic" style:font-name-complex="Dai Banna SIL Medium" style:font-style-complex="italic"/>
    </style:style>
    <style:style style:name="P7" style:family="paragraph" style:parent-style-name="Standard">
      <style:text-properties style:font-name="Dai Banna SIL Medium" fo:font-style="italic" officeooo:paragraph-rsid="00124c1b" style:font-style-asian="italic" style:font-name-complex="Dai Banna SIL SemiBold" style:font-style-complex="italic"/>
    </style:style>
    <style:style style:name="P8" style:family="paragraph" style:parent-style-name="Standard">
      <style:text-properties style:font-name="Dai Banna SIL Light1" fo:font-weight="250" style:font-name-complex="Dai Banna SIL Light" style:font-weight-complex="normal"/>
    </style:style>
    <style:style style:name="P9" style:family="paragraph" style:parent-style-name="Standard">
      <style:text-properties style:font-name="Dai Banna SIL Light1" fo:font-style="italic" fo:font-weight="250" officeooo:paragraph-rsid="00124c1b" style:font-style-asian="italic" style:font-name-complex="Dai Banna SIL Light" style:font-style-complex="italic" style:font-weight-complex="normal"/>
    </style:style>
    <style:style style:name="P10" style:family="paragraph" style:parent-style-name="Standard">
      <style:text-properties style:font-name="Dai Banna SIL Light" style:font-name-complex="Dai Banna SIL Light"/>
    </style:style>
    <style:style style:name="P11" style:family="paragraph" style:parent-style-name="Standard">
      <style:text-properties style:font-name="Dai Banna SIL Light" fo:font-style="italic" officeooo:paragraph-rsid="00124c1b" style:font-style-asian="italic" style:font-name-complex="Dai Banna SIL Light" style:font-style-complex="italic"/>
    </style:style>
    <style:style style:name="P12" style:family="paragraph" style:parent-style-name="Standard">
      <style:text-properties style:font-name="Dai Banna SIL" officeooo:paragraph-rsid="00124c1b" style:font-name-complex="Dai Banna SIL"/>
    </style:style>
    <style:style style:name="P13" style:family="paragraph" style:parent-style-name="Standard">
      <style:text-properties style:font-name="Dai Banna SIL" fo:font-weight="bold" officeooo:paragraph-rsid="00124c1b" style:font-weight-asian="bold" style:font-name-complex="Dai Banna SIL" style:font-weight-complex="bold"/>
    </style:style>
    <style:style style:name="P14" style:family="paragraph" style:parent-style-name="Standard">
      <style:text-properties style:font-name="Dai Banna SIL" fo:font-style="italic" officeooo:paragraph-rsid="00124c1b" style:font-style-asian="italic" style:font-name-complex="Dai Banna SIL" style:font-style-complex="italic"/>
    </style:style>
    <style:style style:name="P15" style:family="paragraph" style:parent-style-name="Standard">
      <style:text-properties style:font-name="Dai Banna SIL" fo:font-style="italic" fo:font-weight="bold" officeooo:paragraph-rsid="00124c1b" style:font-style-asian="italic" style:font-weight-asian="bold" style:font-name-complex="Dai Banna SIL" style:font-style-complex="italic" style:font-weight-complex="bold"/>
    </style:style>
    <style:style style:name="P16" style:family="paragraph" style:parent-style-name="Standard">
      <style:text-properties style:font-name="Dai Banna SIL SemiBold" officeooo:paragraph-rsid="00124c1b" style:font-name-complex="Dai Banna SIL SemiBold"/>
    </style:style>
    <style:style style:name="P17" style:family="paragraph" style:parent-style-name="Standard">
      <style:text-properties style:font-name="Dai Banna SIL SemiBold" fo:font-style="italic" officeooo:paragraph-rsid="00124c1b" style:font-style-asian="italic" style:font-name-complex="Dai Banna SIL SemiBold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ᦟᦲᧅᦷᦎᦺᦑ</text:p>
      <text:p text:style-name="P2">ᦟᦲᧅᦷᦎᦺᦑ</text:p>
      <text:p text:style-name="P1">ᦟᦲᧅᦷᦎᦺᦑ</text:p>
      <text:p text:style-name="P3">ᦟᦲᧅᦷᦎᦺᦑ</text:p>
      <text:p text:style-name="P4">ᦟᦲᧅᦷᦎᦺᦑ</text:p>
      <text:p text:style-name="P9">ᦟᦲᧅᦷᦎᦺᦑ</text:p>
      <text:p text:style-name="P5">ᦟᦲᧅᦷᦎᦺᦑ</text:p>
      <text:p text:style-name="P6">ᦟᦲᧅᦷᦎᦺᦑ</text:p>
      <text:p text:style-name="P7">ᦟᦲᧅᦷᦎᦺᦑ</text:p>
      <text:p text:style-name="P5"><text:span text:style-name="T1">ᦟᦲᧅᦷᦎᦺᦑ</text:span></text:p>
      <text:p text:style-name="P10">ᦙᦲ ᦷᦓᧅᦍᦳᧂ ᦶᦙᧈ ᦷᦎ ᦁᧃ ᦃᧅᦺᦅᧉ ᦖᧃᧈᦠᦱ ᦓᧃᧉ ᦷᦎ ᧚.</text:p>
      <text:p text:style-name="P12">ᦙᦲ ᦷᦓᧅᦍᦳᧂ ᦶᦙᧈ ᦷᦎ ᦁᧃ ᦃᧅᦺᦅᧉ ᦖᧃᧈᦠᦱ ᦓᧃᧉ ᦷᦎ ᧚.</text:p>
      <text:p text:style-name="P1">ᦙᦲ ᦷᦓᧅᦍᦳᧂ ᦶᦙᧈ ᦷᦎ ᦁᧃ ᦃᧅᦺᦅᧉ ᦖᧃᧈᦠᦱ ᦓᧃᧉ ᦷᦎ ᧚.</text:p>
      <text:p text:style-name="P16">ᦙᦲ ᦷᦓᧅᦍᦳᧂ ᦶᦙᧈ ᦷᦎ ᦁᧃ ᦃᧅᦺᦅᧉ ᦖᧃᧈᦠᦱ ᦓᧃᧉ ᦷᦎ ᧚.</text:p>
      <text:p text:style-name="P13">ᦙᦲ ᦷᦓᧅᦍᦳᧂ ᦶᦙᧈ ᦷᦎ ᦁᧃ ᦃᧅᦺᦅᧉ ᦖᧃᧈᦠᦱ ᦓᧃᧉ ᦷᦎ ᧚.</text:p>
      <text:p text:style-name="P11">ᦙᦲ ᦷᦓᧅᦍᦳᧂ ᦶᦙᧈ ᦷᦎ ᦁᧃ ᦃᧅᦺᦅᧉ ᦖᧃᧈᦠᦱ ᦓᧃᧉ ᦷᦎ ᧚.</text:p>
      <text:p text:style-name="P14">ᦙᦲ ᦷᦓᧅᦍᦳᧂ ᦶᦙᧈ ᦷᦎ ᦁᧃ ᦃᧅᦺᦅᧉ ᦖᧃᧈᦠᦱ ᦓᧃᧉ ᦷᦎ ᧚.</text:p>
      <text:p text:style-name="P6">ᦙᦲ ᦷᦓᧅᦍᦳᧂ ᦶᦙᧈ ᦷᦎ ᦁᧃ ᦃᧅᦺᦅᧉ ᦖᧃᧈᦠᦱ ᦓᧃᧉ ᦷᦎ ᧚.</text:p>
      <text:p text:style-name="P17">ᦙᦲ ᦷᦓᧅᦍᦳᧂ ᦶᦙᧈ ᦷᦎ ᦁᧃ ᦃᧅᦺᦅᧉ ᦖᧃᧈᦠᦱ ᦓᧃᧉ ᦷᦎ ᧚.</text:p>
      <text:p text:style-name="P15">ᦙᦲ ᦷᦓᧅᦍᦳᧂ ᦶᦙᧈ ᦷᦎ ᦁᧃ ᦃᧅᦺᦅᧉ ᦖᧃᧈᦠᦱ ᦓᧃᧉ ᦷᦎ ᧚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ai Banna SIL" svg:font-family="'Dai Banna SIL'" style:font-pitch="variable"/>
    <style:font-face style:name="Dai Banna SIL Light" svg:font-family="'Dai Banna SIL Light'" style:font-pitch="variable"/>
    <style:font-face style:name="Dai Banna SIL Light1" svg:font-family="'Dai Banna SIL Light'" style:font-adornments="Light" style:font-pitch="variable"/>
    <style:font-face style:name="Dai Banna SIL Medium" svg:font-family="'Dai Banna SIL Medium'" style:font-pitch="variable"/>
    <style:font-face style:name="Dai Banna SIL SemiBold" svg:font-family="'Dai Banna SIL Semi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6:34:05.893894916</dc:date>
    <meta:editing-duration>PT3M8S</meta:editing-duration>
    <meta:editing-cycles>1</meta:editing-cycles>
    <meta:document-statistic meta:table-count="0" meta:image-count="0" meta:object-count="0" meta:page-count="1" meta:paragraph-count="20" meta:word-count="120" meta:character-count="480" meta:non-whitespace-character-count="390"/>
    <meta:generator>LibreOffice/7.3.4.2$Linux_X86_64 LibreOffice_project/30$Build-2</meta:generator>
  </office:meta>
</office:document-meta>
</file>